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053cm"/>
    </style:style>
    <style:style style:name="co2" style:family="table-column">
      <style:table-column-properties fo:break-before="auto" style:column-width="1.265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1.674cm"/>
    </style:style>
    <style:style style:name="co6" style:family="table-column">
      <style:table-column-properties fo:break-before="auto" style:column-width="1.593cm"/>
    </style:style>
    <style:style style:name="co7" style:family="table-column">
      <style:table-column-properties fo:break-before="auto" style:column-width="1.45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N</text:p>
          </table:table-cell>
          <table:table-cell office:value-type="string">
            <text:p>pos_tbng</text:p>
          </table:table-cell>
          <table:table-cell office:value-type="string">
            <text:p>pos_tbg</text:p>
          </table:table-cell>
          <table:table-cell office:value-type="string">
            <text:p>mortality</text:p>
          </table:table-cell>
          <table:table-cell office:value-type="string">
            <text:p>rec_rate</text:p>
          </table:table-cell>
          <table:table-cell office:value-type="string">
            <text:p>abundance</text:p>
          </table:table-cell>
          <table:table-cell office:value-type="string">
            <text:p>tbg_prev</text:p>
          </table:table-cell>
          <table:table-cell office:value-type="string">
            <text:p>theta</text:p>
          </table:table-cell>
        </table:table-row>
        <table:table-row table:style-name="ro1">
          <table:table-cell office:value-type="string">
            <text:p>Human</text:p>
          </table:table-cell>
          <table:table-cell office:value-type="float" office:value="13092">
            <text:p>1309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.69">
            <text:p>0.69</text:p>
          </table:table-cell>
          <table:table-cell office:value-type="float" office:value="0.019">
            <text:p>0.019</text:p>
          </table:table-cell>
          <table:table-cell table:formula="of:=7" office:value-type="float" office:value="7">
            <text:p>7</text:p>
          </table:table-cell>
          <table:table-cell table:formula="of:=[.D2]/[.B2]" office:value-type="float" office:value="0.00458295142071494">
            <text:p>0.0045829514</text:p>
          </table:table-cell>
          <table:table-cell office:value-type="float" office:value="0.388">
            <text:p>0.388</text:p>
          </table:table-cell>
        </table:table-row>
        <table:table-row table:style-name="ro1">
          <table:table-cell office:value-type="string">
            <text:p>Sheep</text:p>
          </table:table-cell>
          <table:table-cell table:formula="of:=267*3*204/(204+310+154+207)" office:value-type="float" office:value="186.747428571429">
            <text:p>187</text:p>
          </table:table-cell>
          <table:table-cell table:formula="of:=82/267*[.B3]" office:value-type="float" office:value="57.3531428571429">
            <text:p>57</text:p>
          </table:table-cell>
          <table:table-cell table:formula="of:=18/267*[.B3]" office:value-type="float" office:value="12.5897142857143">
            <text:p>13</text:p>
          </table:table-cell>
          <table:table-cell office:value-type="float" office:value="0.14286">
            <text:p>0.14286</text:p>
          </table:table-cell>
          <table:table-cell office:value-type="float" office:value="7.6">
            <text:p>7.6</text:p>
          </table:table-cell>
          <table:table-cell table:formula="of:=[.B3]/[.$B$2]*7" office:value-type="float" office:value="0.0998496791934006">
            <text:p>0.0998496792</text:p>
          </table:table-cell>
          <table:table-cell table:formula="of:=[.D3]/[.B3]" office:value-type="float" office:value="0.0674157303370787">
            <text:p>0.0674157303</text:p>
          </table:table-cell>
          <table:table-cell office:value-type="float" office:value="0.015">
            <text:p>0.015</text:p>
          </table:table-cell>
        </table:table-row>
        <table:table-row table:style-name="ro1">
          <table:table-cell office:value-type="string">
            <text:p>Goat</text:p>
          </table:table-cell>
          <table:table-cell table:formula="of:=264*3*204/(204+310+154+207)" office:value-type="float" office:value="184.649142857143">
            <text:p>185</text:p>
          </table:table-cell>
          <table:table-cell table:formula="of:=52/264*[.B4]" office:value-type="float" office:value="36.3702857142857">
            <text:p>36</text:p>
          </table:table-cell>
          <table:table-cell table:formula="of:=8/264*[.B4]" office:value-type="float" office:value="5.59542857142857">
            <text:p>6</text:p>
          </table:table-cell>
          <table:table-cell office:value-type="float" office:value="0.07">
            <text:p>0.07</text:p>
          </table:table-cell>
          <table:table-cell office:value-type="float" office:value="7.6">
            <text:p>7.6</text:p>
          </table:table-cell>
          <table:table-cell table:formula="of:=[.B4]/[.$B$2]*7" office:value-type="float" office:value="0.0987277726856095">
            <text:p>0.0987277727</text:p>
          </table:table-cell>
          <table:table-cell table:formula="of:=[.D4]/[.B4]" office:value-type="float" office:value="0.0303030303030303">
            <text:p>0.0303030303</text:p>
          </table:table-cell>
          <table:table-cell table:formula="of:=0.119/9" office:value-type="float" office:value="0.0132222222222222">
            <text:p>0.0132222222</text:p>
          </table:table-cell>
        </table:table-row>
        <table:table-row table:style-name="ro1">
          <table:table-cell office:value-type="string">
            <text:p>Pig</text:p>
          </table:table-cell>
          <table:table-cell table:formula="of:=307*3*204/(204+310+154+207)" office:value-type="float" office:value="214.724571428571">
            <text:p>215</text:p>
          </table:table-cell>
          <table:table-cell table:formula="of:=27/307*[.B5]" office:value-type="float" office:value="18.8845714285714">
            <text:p>19</text:p>
          </table:table-cell>
          <table:table-cell table:formula="of:=1/307*[.B5]" office:value-type="float" office:value="0.69942857142857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5]/[.$B$2]*7" office:value-type="float" office:value="0.114808432630614">
            <text:p>0.1148084326</text:p>
          </table:table-cell>
          <table:table-cell table:formula="of:=[.D5]/[.B5]" office:value-type="float" office:value="0.00325732899022801">
            <text:p>0.003257329</text:p>
          </table:table-cell>
          <table:table-cell office:value-type="float" office:value="0.448">
            <text:p>0.448</text:p>
          </table:table-cell>
        </table:table-row>
        <table:table-row table:style-name="ro1">
          <table:table-cell office:value-type="string">
            <text:p>White-eyelid mangabe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float" office:value="1.8">
            <text:p>1.8</text:p>
          </table:table-cell>
          <table:table-cell table:formula="of:=[.G7]*5/80" office:value-type="float" office:value="0.019375">
            <text:p>0.019375</text:p>
          </table:table-cell>
          <table:table-cell table:formula="of:=[.D6]/[.B6]" office:value-type="float" office:value="0.2">
            <text:p>0.2</text:p>
          </table:table-cell>
          <table:table-cell table:formula="of:=0.119/9" office:value-type="float" office:value="0.0132222222222222">
            <text:p>0.0132222222</text:p>
          </table:table-cell>
        </table:table-row>
        <table:table-row table:style-name="ro1">
          <table:table-cell office:value-type="string">
            <text:p>G. white-nosed monkey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float" office:value="0.044">
            <text:p>0.044</text:p>
          </table:table-cell>
          <table:table-cell office:value-type="float" office:value="1.8">
            <text:p>1.8</text:p>
          </table:table-cell>
          <table:table-cell office:value-type="float" office:value="0.31">
            <text:p>0.31</text:p>
          </table:table-cell>
          <table:table-cell table:formula="of:=[.D7]/[.B7]" office:value-type="float" office:value="0.05">
            <text:p>0.05</text:p>
          </table:table-cell>
          <table:table-cell table:formula="of:=0.119/9" office:value-type="float" office:value="0.0132222222222222">
            <text:p>0.0132222222</text:p>
          </table:table-cell>
        </table:table-row>
        <table:table-row table:style-name="ro1">
          <table:table-cell office:value-type="string">
            <text:p>Blackstriped duiker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091">
            <text:p>0.091</text:p>
          </table:table-cell>
          <table:table-cell office:value-type="float" office:value="1.8">
            <text:p>1.8</text:p>
          </table:table-cell>
          <table:table-cell office:value-type="float" office:value="0.17">
            <text:p>0.17</text:p>
          </table:table-cell>
          <table:table-cell table:formula="of:=[.D8]/[.B8]" office:value-type="float" office:value="0.0625">
            <text:p>0.0625</text:p>
          </table:table-cell>
          <table:table-cell table:formula="of:=0.119/9" office:value-type="float" office:value="0.0132222222222222">
            <text:p>0.0132222222</text:p>
          </table:table-cell>
        </table:table-row>
        <table:table-row table:style-name="ro1">
          <table:table-cell office:value-type="string">
            <text:p>Blue duiker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.14">
            <text:p>0.14</text:p>
          </table:table-cell>
          <table:table-cell office:value-type="float" office:value="1.8">
            <text:p>1.8</text:p>
          </table:table-cell>
          <table:table-cell office:value-type="float" office:value="0.82">
            <text:p>0.82</text:p>
          </table:table-cell>
          <table:table-cell table:formula="of:=[.D9]/[.B9]" office:value-type="float" office:value="0.02">
            <text:p>0.02</text:p>
          </table:table-cell>
          <table:table-cell table:formula="of:=0.119/9" office:value-type="float" office:value="0.0132222222222222">
            <text:p>0.0132222222</text:p>
          </table:table-cell>
        </table:table-row>
        <table:table-row table:style-name="ro1">
          <table:table-cell office:value-type="string">
            <text:p>Brush-tailed porcupine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067">
            <text:p>0.067</text:p>
          </table:table-cell>
          <table:table-cell office:value-type="float" office:value="11">
            <text:p>11</text:p>
          </table:table-cell>
          <table:table-cell office:value-type="float" office:value="4.13">
            <text:p>4.13</text:p>
          </table:table-cell>
          <table:table-cell table:formula="of:=[.D10]/[.B10]" office:value-type="float" office:value="0.02">
            <text:p>0.02</text:p>
          </table:table-cell>
          <table:table-cell table:formula="of:=0.119/9" office:value-type="float" office:value="0.0132222222222222">
            <text:p>0.0132222222</text:p>
          </table:table-cell>
        </table:table-row>
        <table:table-row table:style-name="ro1">
          <table:table-cell office:value-type="string">
            <text:p>Giant rat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2">
            <text:p>0.22</text:p>
          </table:table-cell>
          <table:table-cell office:value-type="float" office:value="11">
            <text:p>11</text:p>
          </table:table-cell>
          <table:table-cell office:value-type="float" office:value="0.39">
            <text:p>0.39</text:p>
          </table:table-cell>
          <table:table-cell table:formula="of:=[.D11]/[.B11]" office:value-type="float" office:value="0.024">
            <text:p>0.024</text:p>
          </table:table-cell>
          <table:table-cell table:formula="of:=0.119/9" office:value-type="float" office:value="0.0132222222222222">
            <text:p>0.0132222222</text:p>
          </table:table-cell>
        </table:table-row>
        <table:table-row table:style-name="ro1">
          <table:table-cell office:value-type="string">
            <text:p>Small-spotted genet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">
            <text:p>0.13</text:p>
          </table:table-cell>
          <table:table-cell office:value-type="float" office:value="11">
            <text:p>11</text:p>
          </table:table-cell>
          <table:table-cell table:formula="of:=[.G13]*8/29" office:value-type="float" office:value="0.0193103448275862">
            <text:p>0.0193103448</text:p>
          </table:table-cell>
          <table:table-cell table:formula="of:=[.D12]/[.B12]" office:value-type="float" office:value="0.125">
            <text:p>0.125</text:p>
          </table:table-cell>
          <table:table-cell table:formula="of:=0.119/9" office:value-type="float" office:value="0.0132222222222222">
            <text:p>0.0132222222</text:p>
          </table:table-cell>
        </table:table-row>
        <table:table-row table:style-name="ro1">
          <table:table-cell office:value-type="string">
            <text:p>Two-spotted palm civet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63">
            <text:p>0.063</text:p>
          </table:table-cell>
          <table:table-cell office:value-type="float" office:value="11">
            <text:p>11</text:p>
          </table:table-cell>
          <table:table-cell office:value-type="float" office:value="0.07">
            <text:p>0.07</text:p>
          </table:table-cell>
          <table:table-cell table:formula="of:=[.D13]/[.B13]" office:value-type="float" office:value="0.0689655172413793">
            <text:p>0.0689655172</text:p>
          </table:table-cell>
          <table:table-cell table:formula="of:=0.119/9" office:value-type="float" office:value="0.0132222222222222">
            <text:p>0.0132222222</text:p>
          </table:table-cell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9">19/01/2011</text:date>, <text:time>17:2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OpenOffice.org_project/330m9$Build-1</meta:generator>
    <meta:editing-duration>P0D</meta:editing-duration>
    <meta:editing-cycles>1</meta:editing-cycles>
    <meta:creation-date>2011-01-19T17:25:25</meta:creation-date>
    <meta:document-statistic meta:table-count="1" meta:cell-count="117" meta:object-count="0"/>
  </office:meta>
</office:document-meta>
</file>